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ans CJK JP Bold" svg:font-family="'Noto Sans CJK JP Bold'" style:font-family-generic="roman" style:font-pitch="variable"/>
    <style:font-face style:name="Liberation Sans" svg:font-family="'Liberation Sans'" style:font-family-generic="swiss" style:font-pitch="variable"/>
    <style:font-face style:name="Noto Sans CJK JP Bold1" svg:font-family="'Noto Sans CJK JP Bold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d976d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1d976d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ce181e" fo:font-size="48pt" officeooo:rsid="001d976d" officeooo:paragraph-rsid="001d976d" style:font-size-asian="42pt" style:font-size-complex="48pt"/>
    </style:style>
    <style:style style:name="P6" style:family="paragraph" style:parent-style-name="Standard">
      <style:paragraph-properties fo:text-align="center" style:justify-single-word="false"/>
      <style:text-properties fo:color="#ce181e" fo:font-size="12pt" officeooo:rsid="001d976d" officeooo:paragraph-rsid="001d976d" style:font-size-asian="10.5pt" style:font-size-complex="12pt"/>
    </style:style>
    <style:style style:name="P7" style:family="paragraph">
      <style:paragraph-properties fo:text-align="center"/>
      <style:text-properties fo:color="#0066b3" style:font-name="Noto Sans CJK JP Bold" fo:font-size="48pt" fo:font-weight="bold" style:font-weight-asian="bold" style:font-name-complex="Noto Sans CJK JP 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0066b3" style:font-name="Noto Sans CJK JP Bold" fo:font-size="48pt" fo:font-weight="bold" style:font-weight-asian="bold" style:font-name-complex="Noto Sans CJK JP Bold" style:font-weight-complex="bold"/>
    </style:style>
    <style:style style:name="P9" style:family="paragraph">
      <style:paragraph-properties fo:text-align="center"/>
      <style:text-properties fo:color="#ce181e" style:font-name="Noto Sans CJK JP Bold" fo:font-size="48pt" fo:font-weight="bold" style:font-size-asian="48pt" style:font-weight-asian="bold" style:font-name-complex="Noto Sans CJK JP Bold" style:font-size-complex="48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ce181e" style:font-name="Noto Sans CJK JP Bold" fo:font-size="48pt" fo:font-weight="bold" style:font-weight-asian="bold" style:font-name-complex="Noto Sans CJK JP Bold" style:font-weight-complex="bold"/>
    </style:style>
    <style:style style:name="T1" style:family="text">
      <style:text-properties fo:color="#0066b3" style:font-name="Noto Sans CJK JP Bold" fo:font-size="48pt" fo:font-style="normal" fo:font-weight="bold" style:font-size-asian="48pt" style:font-style-asian="normal" style:font-weight-asian="bold"/>
    </style:style>
    <style:style style:name="T2" style:family="text">
      <style:text-properties fo:color="#0066b3" style:font-name="Noto Sans CJK JP Bold" fo:font-style="normal" fo:font-weight="bold" style:font-style-asian="normal" style:font-weight-asian="bold"/>
    </style:style>
    <style:style style:name="T3" style:family="text">
      <style:text-properties style:font-name="Noto Sans CJK JP Bold" fo:font-style="normal" fo:font-weight="bold" style:font-style-asian="normal" style:font-weight-asian="bold"/>
    </style:style>
    <style:style style:name="T4" style:family="text">
      <style:text-properties fo:color="#0066b3" style:font-name="Noto Sans CJK JP Bold" fo:font-size="48pt" fo:font-weight="bold" style:font-weight-asian="bold" style:font-name-complex="Noto Sans CJK JP Bold" style:font-weight-complex="bold"/>
    </style:style>
    <style:style style:name="T5" style:family="text">
      <style:text-properties fo:color="#ce181e" style:font-name="Noto Sans CJK JP Bold" fo:font-size="48pt" fo:font-weight="bold" style:font-size-asian="48pt" style:font-weight-asian="bold" style:font-name-complex="Noto Sans CJK JP Bold" style:font-size-complex="48pt" style:font-weight-complex="bold"/>
    </style:style>
    <style:style style:name="gr1" style:family="graphic">
      <style:graphic-properties draw:stroke="none" svg:stroke-color="#000000" draw:fill="none" draw:fill-color="#ffffff" fo:min-height="2.17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8" svg:width="15.655cm" svg:height="2.509cm" svg:x="1.058cm" svg:y="-2cm"><draw:text-box><text:p text:style-name="P7"><text:span text:style-name="T4">START</text:span></text:p></draw:text-box></draw:frame><draw:frame text:anchor-type="paragraph" draw:z-index="1" draw:name="Shape1" draw:style-name="gr1" draw:text-style-name="P10" svg:width="15.655cm" svg:height="2.509cm" svg:x="1.242cm" svg:y="0.508cm"><draw:text-box><text:p text:style-name="P9"><text:span text:style-name="T5">Finish!</text:span></text:p></draw:text-box></draw:frame><text:span text:style-name="T1"/></text:p>
      <text:p text:style-name="P3"><draw:frame text:anchor-type="paragraph" draw:z-index="2" draw:name="Shape1" draw:style-name="gr1" draw:text-style-name="P8" svg:width="15.655cm" svg:height="2.509cm" svg:x="1.058cm" svg:y="0.326cm"><draw:text-box><text:p text:style-name="P7"><text:span text:style-name="T4">START</text:span></text:p></draw:text-box></draw:frame><text:span text:style-name="T2"/></text:p>
      <text:p text:style-name="P5"><draw:frame text:anchor-type="paragraph" draw:z-index="3" draw:name="Shape1" draw:style-name="gr1" draw:text-style-name="P10" svg:width="15.655cm" svg:height="2.509cm" svg:x="1.242cm" svg:y="2.208cm"><draw:text-box><text:p text:style-name="P9"><text:span text:style-name="T5">Finish!</text:span></text:p></draw:text-box></draw:frame><text:span text:style-name="T3"/></text:p>
      <text:p text:style-name="P5"><draw:frame text:anchor-type="paragraph" draw:z-index="4" draw:name="Shape1" draw:style-name="gr1" draw:text-style-name="P8" svg:width="15.655cm" svg:height="2.509cm" svg:x="1.058cm" svg:y="1.993cm"><draw:text-box><text:p text:style-name="P7"><text:span text:style-name="T4">START</text:span></text:p></draw:text-box></draw:frame><text:span text:style-name="T1"/></text:p>
      <text:p text:style-name="P6"><draw:frame text:anchor-type="paragraph" draw:z-index="5" draw:name="Shape1" draw:style-name="gr1" draw:text-style-name="P10" svg:width="15.655cm" svg:height="2.509cm" svg:x="1.242cm" svg:y="1.995cm"><draw:text-box><text:p text:style-name="P9"><text:span text:style-name="T5">Finish!</text:span></text:p></draw:text-box></draw:frame><draw:frame text:anchor-type="paragraph" draw:z-index="6" draw:name="Shape1" draw:style-name="gr1" draw:text-style-name="P8" svg:width="15.655cm" svg:height="2.509cm" svg:x="1.058cm" svg:y="4.503cm"><draw:text-box><text:p text:style-name="P7"><text:span text:style-name="T4">START</text:span></text:p></draw:text-box></draw:frame><draw:frame text:anchor-type="paragraph" draw:z-index="7" draw:name="Shape1" draw:style-name="gr1" draw:text-style-name="P10" svg:width="15.655cm" svg:height="2.509cm" svg:x="1.242cm" svg:y="7.011cm"><draw:text-box><text:p text:style-name="P9"><text:span text:style-name="T5">Finish!</text:span></text:p></draw:text-box></draw:frame><draw:frame text:anchor-type="paragraph" draw:z-index="8" draw:name="Shape1" draw:style-name="gr1" draw:text-style-name="P8" svg:width="15.655cm" svg:height="2.509cm" svg:x="1.058cm" svg:y="9.52cm"><draw:text-box><text:p text:style-name="P7"><text:span text:style-name="T4">START</text:span></text:p></draw:text-box></draw:frame><draw:frame text:anchor-type="paragraph" draw:z-index="9" draw:name="Shape1" draw:style-name="gr1" draw:text-style-name="P10" svg:width="15.655cm" svg:height="2.509cm" svg:x="1.242cm" svg:y="12.028cm"><draw:text-box><text:p text:style-name="P9"><text:span text:style-name="T5">Finish!</text:span></text:p></draw:text-box></draw:frame><draw:frame text:anchor-type="paragraph" draw:z-index="10" draw:name="Shape1" draw:style-name="gr1" draw:text-style-name="P8" svg:width="15.655cm" svg:height="2.509cm" svg:x="0.803cm" svg:y="14.536cm"><draw:text-box><text:p text:style-name="P7"><text:span text:style-name="T4">START</text:span></text:p></draw:text-box></draw:frame><draw:frame text:anchor-type="paragraph" draw:z-index="11" draw:name="Shape1" draw:style-name="gr1" draw:text-style-name="P10" svg:width="15.655cm" svg:height="2.509cm" svg:x="0.986cm" svg:y="17.044cm"><draw:text-box><text:p text:style-name="P9"><text:span text:style-name="T5">Finish!</text:span></text:p></draw:text-box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ans CJK JP Bold" svg:font-family="'Noto Sans CJK JP Bold'" style:font-family-generic="roman" style:font-pitch="variable"/>
    <style:font-face style:name="Liberation Sans" svg:font-family="'Liberation Sans'" style:font-family-generic="swiss" style:font-pitch="variable"/>
    <style:font-face style:name="Noto Sans CJK JP Bold1" svg:font-family="'Noto Sans CJK JP Bold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Wills</meta:initial-creator>
    <meta:creation-date>2018-10-05T09:24:07.664074718</meta:creation-date>
    <dc:date>2018-10-05T09:29:06.829864687</dc:date>
    <dc:creator>Andy Wills</dc:creator>
    <meta:editing-duration>PT4M59S</meta:editing-duration>
    <meta:editing-cycles>1</meta:editing-cycles>
    <meta:generator>LibreOffice/6.0.6.2$Linux_X86_64 LibreOffice_project/00m0$Build-2</meta:generator>
    <meta:printed-by>Andy Wills</meta:printed-by>
    <meta:print-date>2018-10-05T09:33:38.437247822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